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i>y</mi>
      <mrow>
        <mi/>
        <mo stretchy="false">=</mo>
        <mi/>
      </mrow>
      <msub>
        <mi>y</mi>
        <mrow>
          <mtext>d</mtext>
          <mo stretchy="false">α</mo>
        </mrow>
      </msub>
      <mrow>
        <mo stretchy="false">(</mo>
        <mrow>
          <mi>x</mi>
        </mrow>
        <mo stretchy="false">)</mo>
      </mrow>
      <mrow>
        <mi/>
        <mo stretchy="false">−</mo>
        <mi/>
      </mrow>
      <msub>
        <mi>y</mi>
        <mn>0</mn>
      </msub>
      <mrow>
        <mo stretchy="false">(</mo>
        <mrow>
          <mi>x</mi>
        </mrow>
        <mo stretchy="false">)</mo>
      </mrow>
      <mrow>
        <mi/>
        <mo stretchy="false">=</mo>
        <mi/>
      </mrow>
      <mtext>d</mtext>
      <mo stretchy="false">α</mo>
      <msub>
        <mfenced open="(" close=")">
          <mrow>
            <mfrac>
              <mrow>
                <mo stretchy="false">∂</mo>
                <msub>
                  <mo stretchy="false">γ</mo>
                  <mo stretchy="false">α</mo>
                </msub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∂</mo>
                <mo stretchy="false">α</mo>
              </mrow>
            </mfrac>
          </mrow>
        </mfenced>
        <mrow>
          <mrow>
            <mo stretchy="false">α</mo>
            <mo stretchy="false">=</mo>
            <mn>0</mn>
          </mrow>
        </mrow>
      </msub>
    </mrow>
    <annotation encoding="StarMath 5.0">%delta y `=` y _{"d" %ialpha} (x) `-` y _0 (x) `=` "d" %ialpha left ( {partial %igamma _%ialpha (x)} over {partial %ialpha}  right ) _{%ialpha=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1:09:18.914000000</meta:creation-date>
    <meta:generator>LibreOffice/4.1.4.2$Windows_x86 LibreOffice_project/0a0440ccc0227ad9829de5f46be37cfb6edcf72</meta:generator>
  </office:meta>
</office:document-meta>
</file>